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3.883858*" fo:start-indent="0in" fo:end-indent="0.125in"/>
          <style:column xmlns:fo="urn:oasis:names:tc:opendocument:xmlns:xsl-fo-compatible:1.0" xmlns:style="urn:oasis:names:tc:opendocument:xmlns:style:1.0" style:rel-width="3.883858*" fo:start-indent="0.125in" fo:end-indent="0in"/>
        </style:columns>
      </style:section-properties>
    </style:style>
    <style:style xmlns:style="urn:oasis:names:tc:opendocument:xmlns:style:1.0" style:name="Sect_frtColumns" style:family="section">
      <style:section-properties xmlns:text="urn:oasis:names:tc:opendocument:xmlns:text:1.0" text:dont-balance-text-columns="false" style:editable="false">
        <style:columns xmlns:fo="urn:oasis:names:tc:opendocument:xmlns:xsl-fo-compatible:1.0" fo:column-count="1">
          <style:column-sep style:width="1pt" style:color="#aa000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BookReferenceDiv_scrBook_scrBody"><text:span text:style-name="BookReferenceDiv"><text:variable-set text:name="Left_Guideword_L" text:display="none" text:formula="ooow:1 Pita 1" office:value-type="string" office:string-value="1 Pita 1"/></text:span>1 Pita</text:p>
        <text:p text:style-name="hideDiv_scrBook_scrBody"> </text:p>
        <text:p text:style-name="scrBook_scrBody"><text:span text:style-name="scrBookName_.bgt_scrBook_scrBody">1 Pita</text:span></text:p>
        <text:p text:style-name="TitleSecondary_.bgt_TitleMain_scrBook_scrBody">Sikeigna Na Letasi Nigna</text:p>
        <text:p text:style-name="TitleMain_scrBook_scrBody"><text:span text:style-name="span_.bgt_TitleMain_scrBook_scrBody"> Pita</text:span></text:p>
        <text:p text:style-name="IntroSectionHead_scrIntroSection_scrBook_scrBody"><text:span text:style-name="span_.bgt_IntroSectionHead_scrIntroSection_scrBook_scrBody">Na Titiono Eigna Na Letasi Iaani</text:span></text:p>
        <text:p text:style-name="IntroParagraph_scrIntroSection_scrBook_scrBody"><text:span text:style-name="span_.bgt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bgt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bgt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bgt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bgt_IntroSectionHead_scrIntroSection_scrBook_scrBody">Na Komi Fata Ke Nagho Kori Letasi Iaani:</text:span></text:p>
        <text:p text:style-name="IntroListItem1_scrIntroSection_scrBook_scrBody"><text:span text:style-name="span_.bgt_IntroListItem1_scrIntroSection_scrBook_scrBody">Na komi fata a God ke kaikalitia vanira nigna na komi tinoni (1:1-12)</text:span><text:variable-set text:name="Left_Guideword_L" text:display="none" text:formula="ooow:1 Pita 1" office:value-type="string" office:string-value="1 Pita 1"/></text:p>
        <text:p text:style-name="IntroListItem1_scrIntroSection_scrBook_scrBody"><text:span text:style-name="span_.bgt_IntroListItem1_scrIntroSection_scrBook_scrBody">Na komi tinoni kena vaututuni kedana mono tabu (1:13--2:10)</text:span><text:variable-set text:name="Left_Guideword_L" text:display="none" text:formula="ooow:1 Pita 1" office:value-type="string" office:string-value="1 Pita 1"/></text:p>
        <text:p text:style-name="IntroListItem1_scrIntroSection_scrBook_scrBody"><text:span text:style-name="span_.bgt_IntroListItem1_scrIntroSection_scrBook_scrBody">Na komi puhi na komi tinoni kiloau kedana leghura (2:11--4:19)</text:span><text:variable-set text:name="Left_Guideword_L" text:display="none" text:formula="ooow:1 Pita 1" office:value-type="string" office:string-value="1 Pita 1"/></text:p>
        <text:p text:style-name="IntroListItem1_scrIntroSection_scrBook_scrBody"><text:span text:style-name="span_.bgt_IntroListItem1_scrIntroSection_scrBook_scrBody">Na velepuhi eidia arahai kena baubatu tadia na komi tinoni kiloau (5:1-14)</text:span><text:variable-set text:name="Left_Guideword_L" text:display="none" text:formula="ooow:1 Pita 1" office:value-type="string" office:string-value="1 Pita 1"/></text:p>
        <text:section text:style-name="Sect_columns" text:name="Sect_columns">
          <text:p text:style-name="ChapterNumber1"><text:span text:style-name="ChapterNumber_.bgt_Paragraph1_scrSection_columns_scrBook_scrBody">1</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Inau a Pita, nigna na mane vetula a Jisas Krais, ku risoa atu itamiu ighamu a God ke vahighamu koti mono ivei mi vei tadia na komi provins i Pontus, Galesia, Kapadosia, Esia mi Bitinia. Na komi meleha irangeni boi na pukuni melehamiu. </text:span><text:span text:style-name="span_.bgt_Paragraph1_scrSection_columns_scrBook_scrBody"> <text:span text:style-name="VerseNumber_.bgt_Paragraph1_scrSection_columns_scrBook_scrBody"> 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bgt_SectionHeadMinor_scrSection_columns_scrBook_scrBody">Ighita Katida Pitua Na Komi Fata Ke Kaikalitia Vanighita A God</text:span></text:p>
          <text:p text:style-name="Paragraph_scrSection_columns_scrBook_scrBody"><text:span text:style-name="span_.bgt_Paragraph_scrSection_columns_scrBook_scrBody"> <text:span text:style-name="VerseNumber_.bgt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bgt_Paragraph_scrSection_columns_scrBook_scrBody"> <text:span text:style-name="VerseNumber_.bgt_Paragraph_scrSection_columns_scrBook_scrBody"> 4 </text:span>Ikageeni ighita kati pitua na komi fata ke toke a God ke kaikaliti vanira nigna na komi tinoni. Imanea ke kalitira na komi fata iraani i popo, tagna keda boi boto ba dika, keana keda talu mono thovohaliu. </text:span><text:span text:style-name="span_.bgt_Paragraph_scrSection_columns_scrBook_scrBody"> <text:span text:style-name="VerseNumber_.bgt_Paragraph_scrSection_columns_scrBook_scrBody"> 5 </text:span>Na vunegna ighamu koti vaututunia a God, imanea keda sokara peoghamu kori nigna na mana me ghieghilei jufu mai na vagougovui maghavu. Kori vido iangeni imanea keda vahavighamu. </text:span><text:span text:style-name="span_.bgt_Paragraph_scrSection_columns_scrBook_scrBody"> <text:span text:style-name="VerseNumber_.bgt_Paragraph_scrSection_columns_scrBook_scrBody"> 6 </text:span>Ighamu koti totogo hutu puala eigna na komi fata irangeni. Toke kotida dikahehe sina ghathi vido iso eigna na komi thagi papara ke padaghamu ikageeni, ighamu koti totogo eigna na komi fata ke toke a God ke eia vanighamu. </text:span><text:span text:style-name="span_.bgt_Paragraph_scrSection_columns_scrBook_scrBody"> <text:span text:style-name="VerseNumber_.bgt_Paragraph_scrSection_columns_scrBook_scrBody"> 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text:span text:style-name="NoteGeneralParagraph..footnote-marker">17 = </text:span><text:span text:style-name="span_.bgt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 text:c="1"/><text:span text:style-name="span_.bgt_Paragraph_scrSection_columns_scrBook_scrBody"><text:bookmark-start text:name="f18fc7c45-c489-4e4a-8b63-8130b1155f93"/><text:bookmark-end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bgt_Paragraph_scrSection_columns_scrBook_scrBody"> <text:span text:style-name="VerseNumber_.bgt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bgt_Paragraph_scrSection_columns_scrBook_scrBody"> <text:span text:style-name="VerseNumber_.bgt_Paragraph_scrSection_columns_scrBook_scrBody"> 9 </text:span>Na tabamiu eigna koti vaututunia a Jisas Krais, na vahavighamugna a God ke eia.</text:span></text:p>
          <text:p text:style-name="Paragraph_scrSection_columns_scrBook_scrBody"><text:span text:style-name="span_.bgt_Paragraph_scrSection_columns_scrBook_scrBody"> <text:span text:style-name="VerseNumber_.bgt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bgt_Paragraph_scrSection_columns_scrBook_scrBody"> <text:span text:style-name="VerseNumber_.bgt_Paragraph_scrSection_columns_scrBook_scrBody"> 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bgt_SectionHeadMinor_scrSection_columns_scrBook_scrBody">God Ke Magnahaghinighita Katida Mono Tabu</text:span></text:p>
          <text:p text:style-name="Paragraph_scrSection_columns_scrBook_scrBody"><text:span text:style-name="span_.bgt_Paragraph_scrSection_columns_scrBook_scrBody"> <text:span text:style-name="VerseNumber_.bgt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bgt_Paragraph_scrSection_columns_scrBook_scrBody"> <text:span text:style-name="VerseNumber_.bgt_Paragraph_scrSection_columns_scrBook_scrBody"> 14 </text:span>Na vunegna ighamu ara dathegna a God moti leghua, oti saghoi eia na komi puhi ke dika koti magnahaghinia na eiagna kori vido koti boi adoa mua a God. </text:span><text:span text:style-name="span_.bgt_Paragraph_scrSection_columns_scrBook_scrBody"> <text:span text:style-name="VerseNumber_.bgt_Paragraph_scrSection_columns_scrBook_scrBody"> 15 </text:span>Keana ikageeni, na havimiu keda pukuni tabu, eigna a God ke vahighamu ke tabu. </text:span><text:span text:style-name="span_.bgt_Paragraph_scrSection_columns_scrBook_scrBody"> <text:span text:style-name="VerseNumber_.bgt_Paragraph_scrSection_columns_scrBook_scrBody"> 16 </text:span>A God ke velea tadia na komi Rioriso ke Tabu, “Oti mono tabu eigna inau ku tabu.”</text:span><text:note text:id="ftn2" text:note-class="footnote"><text:note-citation text:label=" "> </text:note-citation><text:note-body><text:p text:style-name="NoteCrossHYPHENReferenceParagraph"><text:span text:style-name="NoteCrossHYPHENReferenceParagraph..footnote-marker">116 = </text:span><text:span text:style-name="span_.bgt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bgt_Paragraph_scrSection_columns_scrBook_scrBody"> <text:span text:style-name="VerseNumber_.bgt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bgt_Paragraph_scrSection_columns_scrBook_scrBody"> <text:span text:style-name="VerseNumber_.bgt_Paragraph_scrSection_columns_scrBook_scrBody"> 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bgt_Paragraph_scrSection_columns_scrBook_scrBody"> <text:span text:style-name="VerseNumber_.bgt_Paragraph_scrSection_columns_scrBook_scrBody"> 19 </text:span>Imanea ke volighamu au tagna na fata ke nagho vano, na pukuni ghaughabuagna a Krais. A Krais ke vaghagna sina dathei sip kena havughaghia ke teo sa fata ke dika itagna. </text:span><text:span text:style-name="span_.bgt_Paragraph_scrSection_columns_scrBook_scrBody"> <text:span text:style-name="VerseNumber_.bgt_Paragraph_scrSection_columns_scrBook_scrBody"> 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bgt_Paragraph_scrSection_columns_scrBook_scrBody"> <text:span text:style-name="VerseNumber_.bgt_Paragraph_scrSection_columns_scrBook_scrBody"> 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bgt_Paragraph_scrSection_columns_scrBook_scrBody"> <text:span text:style-name="VerseNumber_.bgt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bgt_Paragraph_scrSection_columns_scrBook_scrBody"> <text:span text:style-name="VerseNumber_.bgt_Paragraph_scrSection_columns_scrBook_scrBody"> 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bgt_Paragraph_scrSection_columns_scrBook_scrBody"> <text:span text:style-name="VerseNumber_.bgt_Paragraph_scrSection_columns_scrBook_scrBody"> 24 </text:span>Na komi Rioriso ke Tabu kena velea,</text:span></text:p>
          <text:p text:style-name="Line1_scrSection_columns_scrBook_scrBody"><text:span text:style-name="span_.bgt_Line1_scrSection_columns_scrBook_scrBody">“Na komi tinoni kena vaghagna na buburu,</text:span></text:p>
          <text:p text:style-name="Line1_scrSection_columns_scrBook_scrBody"><text:span text:style-name="span_.bgt_Line1_scrSection_columns_scrBook_scrBody">ma na dodorodia ke toke ke vaghagna na komi falaoa.</text:span></text:p>
          <text:p text:style-name="Line1_scrSection_columns_scrBook_scrBody"><text:span text:style-name="span_.bgt_Line1_scrSection_columns_scrBook_scrBody">Na buburu ke gho'e ma na komi falaoa kena sikili horu,</text:span></text:p>
          <text:p text:style-name="Line1_scrSection_columns_scrBook_scrBody"><text:span text:style-name="span_.bgt_Line1_scrSection_columns_scrBook_scrBody"> <text:span text:style-name="VerseNumber_.bgt_Line1_scrSection_columns_scrBook_scrBody">  25 </text:span>kari na haghoregna a Lod ke mono thovohaliu.”</text:span><text:note text:id="ftn3" text:note-class="footnote"><text:note-citation text:label=" "> </text:note-citation><text:note-body><text:p text:style-name="NoteCrossHYPHENReferenceParagraph"><text:span text:style-name="NoteCrossHYPHENReferenceParagraph..footnote-marker">125 = </text:span><text:span text:style-name="span_.bgt_NoteCrossHYPHENReferenceParagraph_Line1_scrSection_columns_scrBook_scrBody">Aesaea 40:6-8</text:span></text:p></text:note-body></text:note></text:p>
          <text:p text:style-name="ParagraphContinuation_scrSection_columns_scrBook_scrBody"><text:span text:style-name="span_.bgt_ParagraphContinuation_scrSection_columns_scrBook_scrBody"><text:bookmark-start text:name="fbfa1dc2c-2155-4db6-8f2d-20aa4b209aa0"/><text:bookmark-end text:name="fbfa1dc2c-2155-4db6-8f2d-20aa4b209aa0"/>Ma na haghore iangeni, na Rorongo ke Toke kena titionoa ghohi itamiu.</text:span></text:p>
          <text:p text:style-name="SectionHeadMinor_scrSection_columns_scrBook_scrBody"><text:span text:style-name="ChapterNumber_.bgt"><text:variable-set text:name="RLeft_Guideword_L" text:display="none" text:formula="ooow: " office:value-type="string" office:string-value=""/></text:span><text:span text:style-name="ChapterNumber_.bgt"><text:variable-set text:name="Left_Guideword_L" text:display="none" text:formula="ooow: " office:value-type="string" office:string-value=""/></text:span><text:span text:style-name="span_.bgt_SectionHeadMinor_scrSection_columns_scrBook_scrBody">A Krais Na Naghoi Ghahira</text:span></text:p>
          <text:p text:style-name="ChapterNumber1"><text:span text:style-name="ChapterNumber_.bgt_Paragraph1_scrSection_columns_scrBook_scrBody">2</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bgt_Paragraph1_scrSection_columns_scrBook_scrBody"> <text:span text:style-name="VerseNumber_.bgt_Paragraph1_scrSection_columns_scrBook_scrBody"> 2 </text:span>Oti vaghagna na komi meomeo kena eu havi kena rofo mena haga susuu ghadia. Oti rofo eigna na haghoregna a God eigna nimiu na vaututuni keda heta, ma a God keda vahavighamu. </text:span><text:span text:style-name="span_.bgt_Paragraph1_scrSection_columns_scrBook_scrBody"> <text:span text:style-name="VerseNumber_.bgt_Paragraph1_scrSection_columns_scrBook_scrBody"> 3 </text:span>Oti eia vaghagna iaani eigna koti reghia ghohi kori havimiu a Lod ke eia na komi fata ke toke vanighamu.</text:span></text:p>
          <text:p text:style-name="Paragraph_scrSection_columns_scrBook_scrBody"><text:span text:style-name="span_.bgt_Paragraph_scrSection_columns_scrBook_scrBody"> <text:span text:style-name="VerseNumber_.bgt_Paragraph_scrSection_columns_scrBook_scrBody">  4 </text:span>Oti mai tagna a Lod Jisas Krais ke heghita na havi mathangani. Imanea ke vaghagna na naghoi ghahira kori hidigna na vathe.</text:span><text:note text:id="ftn4" text:note-class="footnote"><text:note-citation text:label="†">†</text:note-citation><text:note-body><text:p text:style-name="NoteGeneralParagraph"><text:span text:style-name="NoteGeneralParagraph..footnote-marker">24 = </text:span><text:span text:style-name="Emphasis_.bgt_NoteGeneralParagraph_Paragraph_scrSection_columns_scrBook_scrBody">Na naghoi ghahira kori hidigna na vathe:</text:span><text:span text:style-name="span_.bgt_NoteGeneralParagraph_Paragraph_scrSection_columns_scrBook_scrBody"> Reghia kori Diksonari.</text:span></text:p></text:note-body></text:note><text:s text:c="1"/><text:span text:style-name="span_.bgt_Paragraph_scrSection_columns_scrBook_scrBody"><text:bookmark-start text:name="f5e2861dd-c3bd-408d-86e9-46acf2b7ffa1"/><text:bookmark-end text:name="f5e2861dd-c3bd-408d-86e9-46acf2b7ffa1"/> Na ghahira iangeni, na komi tinoni kena bosi magnahaghinia, kari a God ke vahia me toatogha ke nagho vano. </text:span><text:span text:style-name="span_.bgt_Paragraph_scrSection_columns_scrBook_scrBody"> <text:span text:style-name="VerseNumber_.bgt_Paragraph_scrSection_columns_scrBook_scrBody"> 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bgt_Paragraph_scrSection_columns_scrBook_scrBody"> <text:span text:style-name="VerseNumber_.bgt_Paragraph_scrSection_columns_scrBook_scrBody"> 6 </text:span>Iaani ke vaghagna na hava a God ke velea ke mono tadia na komi Rioriso ke Tabu,</text:span></text:p>
          <text:p text:style-name="Line1_scrSection_columns_scrBook_scrBody"><text:span text:style-name="span_.bgt_Line1_scrSection_columns_scrBook_scrBody">“I Jerusalem, inau ku tutua sina ghahira kori hidigna na vathe.</text:span></text:p>
          <text:p text:style-name="Line1_scrSection_columns_scrBook_scrBody"><text:span text:style-name="span_.bgt_Line1_scrSection_columns_scrBook_scrBody">Inau ku vahia na ghahira iangeni eigna keda na naghoi ghahira.</text:span></text:p>
          <text:p text:style-name="Line1_scrSection_columns_scrBook_scrBody"><text:span text:style-name="span_.bgt_Line1_scrSection_columns_scrBook_scrBody">Ahai ke vaututunia, imanea teo keda toatogha ke boi toke ke vaututunia.”</text:span><text:note text:id="ftn5" text:note-class="footnote"><text:note-citation text:label=" "> </text:note-citation><text:note-body><text:p text:style-name="NoteCrossHYPHENReferenceParagraph"><text:span text:style-name="NoteCrossHYPHENReferenceParagraph..footnote-marker">26 = </text:span><text:span text:style-name="span_.bgt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bgt_ParagraphContinuation_scrSection_columns_scrBook_scrBody"> <text:span text:style-name="VerseNumber_.bgt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bgt_Line1_scrSection_columns_scrBook_scrBody">“Na ghahira kena boi magnahaghinia mara kena agutu vathe,</text:span></text:p>
          <text:p text:style-name="Line1_scrSection_columns_scrBook_scrBody"><text:span text:style-name="span_.bgt_Line1_scrSection_columns_scrBook_scrBody">ikageeni na ghahira iaani na naghoi ghahira kori hidigna na vathe.”</text:span><text:note text:id="ftn6" text:note-class="footnote"><text:note-citation text:label=" "> </text:note-citation><text:note-body><text:p text:style-name="NoteCrossHYPHENReferenceParagraph"><text:span text:style-name="NoteCrossHYPHENReferenceParagraph..footnote-marker">27 = </text:span><text:span text:style-name="span_.bgt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bgt_ParagraphContinuation_scrSection_columns_scrBook_scrBody"> <text:span text:style-name="VerseNumber_.bgt_ParagraphContinuation_scrSection_columns_scrBook_scrBody">  8 </text:span>Na komi Rioriso ke Tabu kena velea mua,</text:span></text:p>
          <text:p text:style-name="Line1_scrSection_columns_scrBook_scrBody"><text:span text:style-name="span_.bgt_Line1_scrSection_columns_scrBook_scrBody">“Iaani na ghahira ke vapejuraghinira na komi tinoni ke sethe eigna kedana sikili.”</text:span><text:note text:id="ftn7" text:note-class="footnote"><text:note-citation text:label=" "> </text:note-citation><text:note-body><text:p text:style-name="NoteCrossHYPHENReferenceParagraph"><text:span text:style-name="NoteCrossHYPHENReferenceParagraph..footnote-marker">28 = </text:span><text:span text:style-name="span_.bgt_NoteCrossHYPHENReferenceParagraph_Line1_scrSection_columns_scrBook_scrBody">Aesaea 8:14</text:span></text:p></text:note-body></text:note></text:p>
          <text:p text:style-name="ParagraphContinuation_scrSection_columns_scrBook_scrBody"><text:span text:style-name="span_.bgt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p>
          <text:p text:style-name="Paragraph_scrSection_columns_scrBook_scrBody"><text:span text:style-name="span_.bgt_Paragraph_scrSection_columns_scrBook_scrBody"> <text:span text:style-name="VerseNumber_.bgt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bgt_Paragraph_scrSection_columns_scrBook_scrBody"> <text:span text:style-name="VerseNumber_.bgt_Paragraph_scrSection_columns_scrBook_scrBody"> 10 </text:span>I hau, ighamu boi na komi tinoni nigna a God, kari ikageeni ighamu na nigna imanea. I hau a God ke boi rarovighamu, kari ikageeni imanea ke rarovighamu.</text:span></text:p>
          <text:p text:style-name="SectionHeadMinor_scrSection_columns_scrBook_scrBody"><text:span text:style-name="span_.bgt_SectionHeadMinor_scrSection_columns_scrBook_scrBody">Na Puhi Ke Nabadia Na Komi Tinoni Agutu Nigna A God</text:span></text:p>
          <text:p text:style-name="Paragraph_scrSection_columns_scrBook_scrBody"><text:span text:style-name="span_.bgt_Paragraph_scrSection_columns_scrBook_scrBody"> <text:span text:style-name="VerseNumber_.bgt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bgt_Paragraph_scrSection_columns_scrBook_scrBody"> <text:span text:style-name="VerseNumber_.bgt_Paragraph_scrSection_columns_scrBook_scrBody"> 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bgt_Paragraph_scrSection_columns_scrBook_scrBody"> <text:span text:style-name="VerseNumber_.bgt_Paragraph_scrSection_columns_scrBook_scrBody">  13 </text:span>A Lod ke magnahaghinighamu kotida leghua na haghoredia arahai kena vunaghi pungusighamu kori maramagna, haluhadi na King gna i Rom,</text:span><text:note text:id="ftn8" text:note-class="footnote"><text:note-citation text:label="†">†</text:note-citation><text:note-body><text:p text:style-name="NoteGeneralParagraph"><text:span text:style-name="NoteGeneralParagraph..footnote-marker">213 = </text:span><text:span text:style-name="Emphasis_.bgt_NoteGeneralParagraph_Paragraph_scrSection_columns_scrBook_scrBody">King gna i Rom:</text:span><text:span text:style-name="span_.bgt_NoteGeneralParagraph_Paragraph_scrSection_columns_scrBook_scrBody"> Reghia kori Diksonari.</text:span></text:p></text:note-body></text:note><text:s text:c="1"/><text:span text:style-name="span_.bgt_Paragraph_scrSection_columns_scrBook_scrBody"><text:bookmark-start text:name="feb825765-5914-46c8-ab5e-0ef07cb7a969"/><text:bookmark-end text:name="feb825765-5914-46c8-ab5e-0ef07cb7a969"/> eigna imanea ke vunaghi pungusira na komi tinoni gougovu. </text:span><text:span text:style-name="span_.bgt_Paragraph_scrSection_columns_scrBook_scrBody"> <text:span text:style-name="VerseNumber_.bgt_Paragraph_scrSection_columns_scrBook_scrBody"> 14 </text:span>Moti leghua mua na haghoredia na komi primia eigna na king ke vahira bali vaparara arahai kena eia na komi fata ke dika mena kilothabara arahai kena leghua na puhi ke jino. </text:span><text:span text:style-name="span_.bgt_Paragraph_scrSection_columns_scrBook_scrBody"> <text:span text:style-name="VerseNumber_.bgt_Paragraph_scrSection_columns_scrBook_scrBody"> 15 </text:span>God ke magnahaghinighamu kotida eia na komi fata ke toke eigna na komi tinoni kena hahi kedana soto na haghore diadikalaghamugna. </text:span><text:span text:style-name="span_.bgt_Paragraph_scrSection_columns_scrBook_scrBody"> <text:span text:style-name="VerseNumber_.bgt_Paragraph_scrSection_columns_scrBook_scrBody"> 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bgt_Paragraph_scrSection_columns_scrBook_scrBody"> <text:span text:style-name="VerseNumber_.bgt_Paragraph_scrSection_columns_scrBook_scrBody"> 17 </text:span>Oti ghaghana bohera na komi tinoni gougovu moti dothovira ara kulamiu kiloau. Ghaghana bohea a God moti ghaghana bohea mua na King gna i Rom.</text:span></text:p>
          <text:p text:style-name="SectionHeadMinor_scrSection_columns_scrBook_scrBody"><text:span text:style-name="span_.bgt_SectionHeadMinor_scrSection_columns_scrBook_scrBody">Leghua Na Puhigna A Krais Kori Papara</text:span></text:p>
          <text:p text:style-name="Paragraph_scrSection_columns_scrBook_scrBody"><text:span text:style-name="span_.bgt_Paragraph_scrSection_columns_scrBook_scrBody"> <text:span text:style-name="VerseNumber_.bgt_Paragraph_scrSection_columns_scrBook_scrBody">  18 </text:span>Ighamu na komi tinoni seka,</text:span><text:note text:id="ftn9" text:note-class="footnote"><text:note-citation text:label="†">†</text:note-citation><text:note-body><text:p text:style-name="NoteGeneralParagraph"><text:span text:style-name="NoteGeneralParagraph..footnote-marker">218 = </text:span><text:span text:style-name="Emphasis_.bgt_NoteGeneralParagraph_Paragraph_scrSection_columns_scrBook_scrBody">Tinoni seka: </text:span><text:span text:style-name="span_.bgt_NoteGeneralParagraph_Paragraph_scrSection_columns_scrBook_scrBody">Reghia kori Diksonari.</text:span></text:p></text:note-body></text:note><text:s text:c="1"/><text:span text:style-name="span_.bgt_Paragraph_scrSection_columns_scrBook_scrBody"><text:bookmark-start text:name="f1a954749-a06a-408b-b1cb-22d1c3568cb4"/><text:bookmark-end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bgt_Paragraph_scrSection_columns_scrBook_scrBody"> <text:span text:style-name="VerseNumber_.bgt_Paragraph_scrSection_columns_scrBook_scrBody"> 19 </text:span>Kekeha maghavu na komi vunaghimiu, toke kotida boi eia sa fata ke dika, imarea kena vaparaghamu. Gi kotida ghathapaku eigna koti togha hahalia a God kori vido kena vaparaghamu, a God keda totogo eimiu. </text:span><text:span text:style-name="span_.bgt_Paragraph_scrSection_columns_scrBook_scrBody"> <text:span text:style-name="VerseNumber_.bgt_Paragraph_scrSection_columns_scrBook_scrBody"> 20 </text:span>Keana, gi kotida ghathapaku kori vido kena thabuhighamu eigna na fata ke dika koti eia, a God keda boi totogo eimiu. A God keda totogo vamua gi kotida ghathapaku kori vido kena vaparaghamu eigna na fata ke toke koti eia. </text:span><text:span text:style-name="span_.bgt_Paragraph_scrSection_columns_scrBook_scrBody"> <text:span text:style-name="VerseNumber_.bgt_Paragraph_scrSection_columns_scrBook_scrBody"> 21 </text:span>A God ke kiloghamu eigna kotida papara vaghagna iangeni eigna a Krais ke papara eimiu ighamu me tateli vanighamu na puhi kotida leghua. </text:span><text:span text:style-name="span_.bgt_Paragraph_scrSection_columns_scrBook_scrBody"> <text:span text:style-name="VerseNumber_.bgt_Paragraph_scrSection_columns_scrBook_scrBody"> 22 </text:span>A Krais ke boi eia sa koakoa me teo sa piapilau ke au mai kori livogna. </text:span><text:span text:style-name="span_.bgt_Paragraph_scrSection_columns_scrBook_scrBody"> <text:span text:style-name="VerseNumber_.bgt_Paragraph_scrSection_columns_scrBook_scrBody"> 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bgt_Paragraph_scrSection_columns_scrBook_scrBody"> <text:span text:style-name="VerseNumber_.bgt_Paragraph_scrSection_columns_scrBook_scrBody"> 24 </text:span>Kori vido a Krais ke thehe kori ghaibabala, imanea ke hatia na komi paluhada kori tonogna eigna ighita katida taveti sania na koakoa mati mono hahali kori puhi ke jino. Na komi ngeso kori tonogna ke vajinoghamu kori matagna a God. </text:span><text:span text:style-name="span_.bgt_Paragraph_scrSection_columns_scrBook_scrBody"> <text:span text:style-name="VerseNumber_.bgt_Paragraph_scrSection_columns_scrBook_scrBody"> 25 </text:span>I hau, ighamu koti vaghagna na komi sip ke jefe kori hangana, kari ikageeni ighamu koti tabiru mai tagna ahai ke reireghighamu me kalitighamu.</text:span></text:p>
          <text:p text:style-name="SectionHeadMinor_scrSection_columns_scrBook_scrBody"><text:span text:style-name="ChapterNumber_.bgt"><text:variable-set text:name="RLeft_Guideword_L" text:display="none" text:formula="ooow: " office:value-type="string" office:string-value=""/></text:span><text:span text:style-name="ChapterNumber_.bgt"><text:variable-set text:name="Left_Guideword_L" text:display="none" text:formula="ooow: " office:value-type="string" office:string-value=""/></text:span><text:span text:style-name="span_.bgt_SectionHeadMinor_scrSection_columns_scrBook_scrBody">Na Velepuhi Eidia Na Komi Tinoni Taulaghi</text:span></text:p>
          <text:p text:style-name="ChapterNumber1"><text:span text:style-name="ChapterNumber_.bgt_Paragraph1_scrSection_columns_scrBook_scrBody">3</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bgt_Paragraph1_scrSection_columns_scrBook_scrBody"> <text:span text:style-name="VerseNumber_.bgt_Paragraph1_scrSection_columns_scrBook_scrBody"> 2 </text:span>eigna imarea kedana reghi leghua na puhimiu ke jino mena reghia mua ighamu koti ghaghana bohea a God. </text:span><text:span text:style-name="span_.bgt_Paragraph1_scrSection_columns_scrBook_scrBody"> <text:span text:style-name="VerseNumber_.bgt_Paragraph1_scrSection_columns_scrBook_scrBody"> 3 </text:span>Boi na fata ke nagho na eiagna na komi fata bali vatoetokelaghagna na dodoromiu, vaghagna na pijiriagna na sesehumiu, ba na vahagheagna na komi fata bali gniagnilau kena agutua kori gol, ba na pipisiagna na komi pohe ke vahotha. </text:span><text:span text:style-name="span_.bgt_Paragraph1_scrSection_columns_scrBook_scrBody"> <text:span text:style-name="VerseNumber_.bgt_Paragraph1_scrSection_columns_scrBook_scrBody"> 4 </text:span>Na fata ke nagho keda vatoetokelaghagna na dodoromiu, na hava keda au mai kori havimiu. Na mono taluleghu ma na mono bughoro, e rua na fata ke ulaghagna thovohaliu ma a God ke toatogha ke nagho vano. </text:span><text:span text:style-name="span_.bgt_Paragraph1_scrSection_columns_scrBook_scrBody"> <text:span text:style-name="VerseNumber_.bgt_Paragraph1_scrSection_columns_scrBook_scrBody"> 5 </text:span>I hau na koi vaivine kena maimanihihia a God mena vaututunia imanea keda eia na hava ke taluhaghorea, iira kena vatoetokelaghagna na dodorodia kori puhi iangeni. Iira kena leghua na haghoredia ara taudia. </text:span><text:span text:style-name="span_.bgt_Paragraph1_scrSection_columns_scrBook_scrBody"> <text:span text:style-name="VerseNumber_.bgt_Paragraph1_scrSection_columns_scrBook_scrBody"> 6 </text:span>A Sera sikei itadia. Iia ke leghua na haghoregna a Ebraham me kiloa na vunaghigna. Gi kotida eia na komi fata ke jino moti boi mataghu, ighamu ara dathegna a Sera.</text:span></text:p>
          <text:p text:style-name="Paragraph_scrSection_columns_scrBook_scrBody"><text:span text:style-name="span_.bgt_Paragraph_scrSection_columns_scrBook_scrBody"> <text:span text:style-name="VerseNumber_.bgt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bgt_SectionHeadMinor_scrSection_columns_scrBook_scrBody">Na Velepuhi Eidia Na Komi Tinoni Kiloau</text:span></text:p>
          <text:p text:style-name="Paragraph_scrSection_columns_scrBook_scrBody"><text:span text:style-name="span_.bgt_Paragraph_scrSection_columns_scrBook_scrBody"> <text:span text:style-name="VerseNumber_.bgt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bgt_Paragraph_scrSection_columns_scrBook_scrBody"> <text:span text:style-name="VerseNumber_.bgt_Paragraph_scrSection_columns_scrBook_scrBody"> 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bgt_Paragraph_scrSection_columns_scrBook_scrBody"> <text:span text:style-name="VerseNumber_.bgt_Paragraph_scrSection_columns_scrBook_scrBody"> 10 </text:span>Vaghagna na komi Rioriso ke Tabu kena velea,</text:span></text:p>
          <text:p text:style-name="Line1_scrSection_columns_scrBook_scrBody"><text:span text:style-name="span_.bgt_Line1_scrSection_columns_scrBook_scrBody">“Gi kotida magnahaghinia na mono totogo kori havimiu,</text:span></text:p>
          <text:p text:style-name="Line1_scrSection_columns_scrBook_scrBody"><text:span text:style-name="span_.bgt_Line1_scrSection_columns_scrBook_scrBody">oti saghoi titionoa na komi haghore ke dika moti saghoi piapilau.</text:span></text:p>
          <text:p text:style-name="Line1_scrSection_columns_scrBook_scrBody"><text:span text:style-name="span_.bgt_Line1_scrSection_columns_scrBook_scrBody"> <text:span text:style-name="VerseNumber_.bgt_Line1_scrSection_columns_scrBook_scrBody">  11 </text:span>Taveti sania na komi puhi ke dika moti eia na komi puhi ke toke.</text:span></text:p>
          <text:p text:style-name="Line1_scrSection_columns_scrBook_scrBody"><text:span text:style-name="span_.bgt_Line1_scrSection_columns_scrBook_scrBody">Oti agutu heta eigna kotida mono haidu toetoke duadia na komi tinoni.</text:span></text:p>
          <text:p text:style-name="Line1_scrSection_columns_scrBook_scrBody"><text:span text:style-name="span_.bgt_Line1_scrSection_columns_scrBook_scrBody"> <text:span text:style-name="VerseNumber_.bgt_Line1_scrSection_columns_scrBook_scrBody">  12 </text:span>Oti eia na komi fata iraani eigna a Lod ke reireghi toetokera arahai kena mono jino me rongovia nidia na tarai.</text:span></text:p>
          <text:p text:style-name="Line1_scrSection_columns_scrBook_scrBody"><text:span text:style-name="span_.bgt_Line1_scrSection_columns_scrBook_scrBody">Keana a Lod ke sokara pungusira arahai kena eia na komi fata ke dika.”</text:span><text:note text:id="ftn10" text:note-class="footnote"><text:note-citation text:label=" "> </text:note-citation><text:note-body><text:p text:style-name="NoteCrossHYPHENReferenceParagraph"><text:span text:style-name="NoteCrossHYPHENReferenceParagraph..footnote-marker">312 = </text:span><text:span text:style-name="span_.bgt_NoteCrossHYPHENReferenceParagraph_Line1_scrSection_columns_scrBook_scrBody">Psalm 34:12-16</text:span></text:p></text:note-body></text:note></text:p>
          <text:p text:style-name="SectionHeadMinor_scrSection_columns_scrBook_scrBody"><text:span text:style-name="span_.bgt_SectionHeadMinor_scrSection_columns_scrBook_scrBody"><text:bookmark-start text:name="fad3df5b1-1510-4b5d-8e60-3b4f4b7a4e50"/><text:bookmark-end text:name="fad3df5b1-1510-4b5d-8e60-3b4f4b7a4e50"/>Ighita Katida Sasaa Na Papara Kori Vido Kati Eia Na Hava Ke Toke</text:span></text:p>
          <text:p text:style-name="Paragraph_scrSection_columns_scrBook_scrBody"><text:span text:style-name="span_.bgt_Paragraph_scrSection_columns_scrBook_scrBody"> <text:span text:style-name="VerseNumber_.bgt_Paragraph_scrSection_columns_scrBook_scrBody">  13 </text:span>Gi kotida agutu heta bali eia na komi fata ke toke, da teo ahai keda vaparaghamu. </text:span><text:span text:style-name="span_.bgt_Paragraph_scrSection_columns_scrBook_scrBody"> <text:span text:style-name="VerseNumber_.bgt_Paragraph_scrSection_columns_scrBook_scrBody"> 14 </text:span>Keana, gi kedana vaparaghamu eigna ighamu koti eia na komi fata ke jino, a God keda vatokeghamu. Oti saghoi mataghunira arahai kena vaparaghamu moti saghoi lubatia na ghaghanamiu keda horuhaihadi. </text:span><text:span text:style-name="span_.bgt_Paragraph_scrSection_columns_scrBook_scrBody"> <text:span text:style-name="VerseNumber_.bgt_Paragraph_scrSection_columns_scrBook_scrBody"> 15 </text:span>Keana oti ghaghana bohea a Krais moti lubatia eigna keda vunaghi pungusia na havimiu. Oti mono kaikaliti hahali bali haghore tughura arahai kedana huatighamu na vunegna gi koti vaututunia a Krais. </text:span><text:span text:style-name="span_.bgt_Paragraph_scrSection_columns_scrBook_scrBody"> <text:span text:style-name="VerseNumber_.bgt_Paragraph_scrSection_columns_scrBook_scrBody"> 16 </text:span>Moti mono taluleghu moti ghaghana bohera kori vido koti haghore tughura. Oti leghu hahalia na puhi koti adoa ke jino. Gi kotida eia iangeni, arahai kena velea na komi fata ke dika eigna na puhimiu ke toke, imarea kedana maomamo nidia. </text:span><text:span text:style-name="span_.bgt_Paragraph_scrSection_columns_scrBook_scrBody"> <text:span text:style-name="VerseNumber_.bgt_Paragraph_scrSection_columns_scrBook_scrBody"> 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bgt_Paragraph_scrSection_columns_scrBook_scrBody"> <text:span text:style-name="VerseNumber_.bgt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bgt_Paragraph_scrSection_columns_scrBook_scrBody"> <text:span text:style-name="VerseNumber_.bgt_Paragraph_scrSection_columns_scrBook_scrBody"> 19 </text:span>Mi kori nigna na mana na Tarunga ke Tabu, a Krais ke vano me titiono tadia na komi tarunga kena mono kori meleha papara. </text:span><text:span text:style-name="span_.bgt_Paragraph_scrSection_columns_scrBook_scrBody"> <text:span text:style-name="VerseNumber_.bgt_Paragraph_scrSection_columns_scrBook_scrBody"> 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bgt_Paragraph_scrSection_columns_scrBook_scrBody"> <text:span text:style-name="VerseNumber_.bgt_Paragraph_scrSection_columns_scrBook_scrBody"> 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bgt_Paragraph_scrSection_columns_scrBook_scrBody"> <text:span text:style-name="VerseNumber_.bgt_Paragraph_scrSection_columns_scrBook_scrBody"> 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ChapterNumber_.bgt"><text:variable-set text:name="RLeft_Guideword_L" text:display="none" text:formula="ooow: " office:value-type="string" office:string-value=""/></text:span><text:span text:style-name="ChapterNumber_.bgt"><text:variable-set text:name="Left_Guideword_L" text:display="none" text:formula="ooow: " office:value-type="string" office:string-value=""/></text:span><text:span text:style-name="span_.bgt_SectionHeadMinor_scrSection_columns_scrBook_scrBody">Na Puhi Ke Nabadia Arahai Kena Vaututuni</text:span></text:p>
          <text:p text:style-name="ChapterNumber1"><text:span text:style-name="ChapterNumber_.bgt_Paragraph1_scrSection_columns_scrBook_scrBody">4</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bgt_Paragraph1_scrSection_columns_scrBook_scrBody"> <text:span text:style-name="VerseNumber_.bgt_Paragraph1_scrSection_columns_scrBook_scrBody"> 2 </text:span>Imanea ke taveti sania na koakoa eigna keda boi leghua mua nigna na komi vanohehe ke dika kori vido ke talu havi mua kori maramagna. Keana imanea keda leghua vamua nigna na vanohehe a God. </text:span><text:span text:style-name="span_.bgt_Paragraph1_scrSection_columns_scrBook_scrBody"> <text:span text:style-name="VerseNumber_.bgt_Paragraph1_scrSection_columns_scrBook_scrBody"> 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bgt_Paragraph_scrSection_columns_scrBook_scrBody"> <text:span text:style-name="VerseNumber_.bgt_Paragraph_scrSection_columns_scrBook_scrBody">  4 </text:span>Keana ikageeni na komi tinoni bongihehe kena vere nidia itamiu eigna koti boi eia duadia na komi thagi puhi ke dika irangeni, mena haghore diadikalaghamu. </text:span><text:span text:style-name="span_.bgt_Paragraph_scrSection_columns_scrBook_scrBody"> <text:span text:style-name="VerseNumber_.bgt_Paragraph_scrSection_columns_scrBook_scrBody"> 5 </text:span>Keana oti saghoi vaovarongo itadia eigna ivughei valiha imarea kedana titiono aua tagna a God na komi fata kena eia. Ma a God ke kaikaliti bali fatera arahai kena havi ma arahai kena thehe ghohi. </text:span><text:span text:style-name="span_.bgt_Paragraph_scrSection_columns_scrBook_scrBody"> <text:span text:style-name="VerseNumber_.bgt_Paragraph_scrSection_columns_scrBook_scrBody"> 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bgt_Paragraph_scrSection_columns_scrBook_scrBody"> <text:span text:style-name="VerseNumber_.bgt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bgt_Paragraph_scrSection_columns_scrBook_scrBody"> <text:span text:style-name="VerseNumber_.bgt_Paragraph_scrSection_columns_scrBook_scrBody">  8 </text:span>Na fata ke nagho vano, oti veidothovighi kori hehemiu doudolu. Gi kotida dothovira na komi tinoni, ighamu kotida talutavogha na paluhadia kori vido kena eia na dika itamiu. </text:span><text:span text:style-name="span_.bgt_Paragraph_scrSection_columns_scrBook_scrBody"> <text:span text:style-name="VerseNumber_.bgt_Paragraph_scrSection_columns_scrBook_scrBody"> 9 </text:span>Oti kalitira ara kulamiu kiloau kori vathemiu. E boi toke kotida bosi nimiu na eiagna iangeni. </text:span><text:span text:style-name="span_.bgt_Paragraph_scrSection_columns_scrBook_scrBody"> <text:span text:style-name="VerseNumber_.bgt_Paragraph_scrSection_columns_scrBook_scrBody"> 10 </text:span>A God ke heghamu soasopa sonihathavu bali eia na agutu keda hathera arahai tavogha. Moti agutu toetoke kori sonihathavu ke heghamu. </text:span><text:span text:style-name="span_.bgt_Paragraph_scrSection_columns_scrBook_scrBody"> <text:span text:style-name="VerseNumber_.bgt_Paragraph_scrSection_columns_scrBook_scrBody"> 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bgt_SectionHeadMinor_scrSection_columns_scrBook_scrBody">Ighita Katida Totogo Kori Vido Katida Papara</text:span></text:p>
          <text:p text:style-name="Paragraph_scrSection_columns_scrBook_scrBody"><text:span text:style-name="span_.bgt_Paragraph_scrSection_columns_scrBook_scrBody"> <text:span text:style-name="VerseNumber_.bgt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bgt_Paragraph_scrSection_columns_scrBook_scrBody"> <text:span text:style-name="VerseNumber_.bgt_Paragraph_scrSection_columns_scrBook_scrBody"> 13 </text:span>Oti totogo eigna ighamu koti tangomana na papara vaghagna a Krais ke papara. Oti eia iangeni eigna nimiu na totogo keda hutu vano mua kori vido a Krais keda tabiru mai kori nigna na mana ke hutu. </text:span><text:span text:style-name="span_.bgt_Paragraph_scrSection_columns_scrBook_scrBody"> <text:span text:style-name="VerseNumber_.bgt_Paragraph_scrSection_columns_scrBook_scrBody"> 14 </text:span>Kori vido na komi tinoni kena haghore diadikalaghamu eigna koti leghua a Krais, oti totogo eigna na haghore diadikalaghamugna kena eia ke tateli aua nigna na Tarunga a God ke pukuni mana puala ke mono duamiu. </text:span><text:span text:style-name="span_.bgt_Paragraph_scrSection_columns_scrBook_scrBody"> <text:span text:style-name="VerseNumber_.bgt_Paragraph_scrSection_columns_scrBook_scrBody"> 15 </text:span>E boi toke gi kotida hatia na papara eigna koti thabu vathehea na tinoni, ba oti biabilau, ba oti boi leghua kekeha mua na vetula, ba oti diadikala nidia na agutu arahai tavogha. </text:span><text:span text:style-name="span_.bgt_Paragraph_scrSection_columns_scrBook_scrBody"> <text:span text:style-name="VerseNumber_.bgt_Paragraph_scrSection_columns_scrBook_scrBody"> 16 </text:span>Keana gi kedana vaparaghamu eigna ighamu koti leghua a Krais, oti saghoi maomamo. Oti veletokea vamua a God eigna na komi tinoni kena adoa ighamu koti nigna a Krais.</text:span></text:p>
          <text:p text:style-name="Paragraph_scrSection_columns_scrBook_scrBody"><text:span text:style-name="span_.bgt_Paragraph_scrSection_columns_scrBook_scrBody"> <text:span text:style-name="VerseNumber_.bgt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bgt_Paragraph_scrSection_columns_scrBook_scrBody"> <text:span text:style-name="VerseNumber_.bgt_Paragraph_scrSection_columns_scrBook_scrBody"> 18 </text:span>Na komi Rioriso ke Tabu kena velea,</text:span></text:p>
          <text:p text:style-name="Line1_scrSection_columns_scrBook_scrBody"><text:span text:style-name="span_.bgt_Line1_scrSection_columns_scrBook_scrBody">“Gi keda vahotha na vahaviragna na komi tinoni kena jino,</text:span></text:p>
          <text:p text:style-name="Line1_scrSection_columns_scrBook_scrBody"><text:span text:style-name="span_.bgt_Line1_scrSection_columns_scrBook_scrBody">na hava keda padara arahai kena boi leghua a God mena eia na komi puhi ke dika na?”</text:span><text:note text:id="ftn11" text:note-class="footnote"><text:note-citation text:label=" "> </text:note-citation><text:note-body><text:p text:style-name="NoteCrossHYPHENReferenceParagraph"><text:span text:style-name="NoteCrossHYPHENReferenceParagraph..footnote-marker">418 = </text:span><text:span text:style-name="span_.bgt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bgt_Paragraph_scrSection_columns_scrBook_scrBody"> <text:span text:style-name="VerseNumber_.bgt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ChapterNumber_.bgt"><text:variable-set text:name="RLeft_Guideword_L" text:display="none" text:formula="ooow: " office:value-type="string" office:string-value=""/></text:span><text:span text:style-name="ChapterNumber_.bgt"><text:variable-set text:name="Left_Guideword_L" text:display="none" text:formula="ooow: " office:value-type="string" office:string-value=""/></text:span><text:span text:style-name="span_.bgt_SectionHeadMinor_scrSection_columns_scrBook_scrBody">Na Velepuhi Eidia Mara Kena Baubatu Kori Kiloau</text:span></text:p>
          <text:p text:style-name="ChapterNumber1"><text:span text:style-name="ChapterNumber_.bgt_Paragraph1_scrSection_columns_scrBook_scrBody">5</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bgt_Paragraph1_scrSection_columns_scrBook_scrBody"> <text:span text:style-name="VerseNumber_.bgt_Paragraph1_scrSection_columns_scrBook_scrBody"> 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bgt_Paragraph1_scrSection_columns_scrBook_scrBody"> <text:span text:style-name="VerseNumber_.bgt_Paragraph1_scrSection_columns_scrBook_scrBody"> 3 </text:span>Saghoi hurura arahai koti batura vaghagna ighamu koti vunaghidia, keana oti tateli vanira na puhimiu ke nabagna kedana leghua. </text:span><text:span text:style-name="span_.bgt_Paragraph1_scrSection_columns_scrBook_scrBody"> <text:span text:style-name="VerseNumber_.bgt_Paragraph1_scrSection_columns_scrBook_scrBody"> 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bgt_Paragraph_scrSection_columns_scrBook_scrBody"> <text:span text:style-name="VerseNumber_.bgt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bgt_Line1_scrSection_columns_scrBook_scrBody">“A God ke sokara pungusira arahai kena tautalunagho,</text:span></text:p>
          <text:p text:style-name="Line1_scrSection_columns_scrBook_scrBody"><text:span text:style-name="span_.bgt_Line1_scrSection_columns_scrBook_scrBody">keana imanea ke vatokera arahai kena mono taluleghu.”</text:span><text:note text:id="ftn12" text:note-class="footnote"><text:note-citation text:label=" "> </text:note-citation><text:note-body><text:p text:style-name="NoteCrossHYPHENReferenceParagraph"><text:span text:style-name="NoteCrossHYPHENReferenceParagraph..footnote-marker">55 = </text:span><text:span text:style-name="span_.bgt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bgt_ParagraphContinuation_scrSection_columns_scrBook_scrBody"> <text:span text:style-name="VerseNumber_.bgt_ParagraphContinuation_scrSection_columns_scrBook_scrBody">  6 </text:span>Oti sasaa na mono taluleghu saragna na mana ke hutu nigna a God. Gi kotida eia iangeni, imanea keda vahaihadighamu kori maghavu ke vahia. </text:span><text:span text:style-name="span_.bgt_ParagraphContinuation_scrSection_columns_scrBook_scrBody"> <text:span text:style-name="VerseNumber_.bgt_ParagraphContinuation_scrSection_columns_scrBook_scrBody"> 7 </text:span>Kori vido ke horuhaihadi na ghaghanamiu eigna sa fata, oti vaututunia a God keda hatheghamu, eigna imanea ke toghaghamu me reireghighamu.</text:span></text:p>
          <text:p text:style-name="Paragraph_scrSection_columns_scrBook_scrBody"><draw:frame draw:style-name="fr2" draw:name="Frame2" text:anchor-type="paragraph" draw:z-index="1" svg:width="342pt" svg:height="220.784810126582pt"><draw:text-box fo:min-height="1in"><draw:frame draw:style-name="gr2" draw:name="Graphics2" text:anchor-type="paragraph" svg:width="342pt" svg:height="220.784810126582pt"><draw:image xlink:type="simple" xlink:show="embed" xlink:actuate="onLoad" xlink:href="Pictures/1.tif"/><svg:title>1.tif</svg:title></draw:frame><text:p text:style-name="pictureCaption_pictureCenter_Paragraph_scrSection_columns_scrBook_scrBody"><text:p text:style-name="span_.bgt_pictureCaption_pictureCenter_Paragraph_scrSection_columns_scrBook_scrBody">Satan ke vaghagna na laion ke nguru</text:p></text:p></draw:text-box></draw:frame><text:span text:style-name="span_.bgt_Paragraph_scrSection_columns_scrBook_scrBody"> <text:span text:style-name="VerseNumber_.bgt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bgt_Paragraph_scrSection_columns_scrBook_scrBody"> <text:span text:style-name="VerseNumber_.bgt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bgt_Paragraph_scrSection_columns_scrBook_scrBody"> <text:span text:style-name="VerseNumber_.bgt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bgt_Paragraph_scrSection_columns_scrBook_scrBody"> <text:span text:style-name="VerseNumber_.bgt_Paragraph_scrSection_columns_scrBook_scrBody"> 11 </text:span>A God keda vunaghi pungusira na komi fata gougovu ke hau me hau. Amen.</text:span></text:p>
          <text:p text:style-name="SectionHeadMinor_scrSection_columns_scrBook_scrBody"><text:span text:style-name="span_.bgt_SectionHeadMinor_scrSection_columns_scrBook_scrBody">Na Vagovui Haghore</text:span></text:p>
          <text:p text:style-name="Paragraph_scrSection_columns_scrBook_scrBody"><text:span text:style-name="span_.bgt_Paragraph_scrSection_columns_scrBook_scrBody"> <text:span text:style-name="VerseNumber_.bgt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bgt_Paragraph_scrSection_columns_scrBook_scrBody"> <text:span text:style-name="VerseNumber_.bgt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bgt_Paragraph_scrSection_columns_scrBook_scrBody"> <text:span text:style-name="VerseNumber_.bgt_Paragraph_scrSection_columns_scrBook_scrBody"> 14 </text:span>Oti veikubaeghi</text:span><text:note text:id="ftn13" text:note-class="footnote"><text:note-citation text:label="†">†</text:note-citation><text:note-body><text:p text:style-name="NoteGeneralParagraph"><text:span text:style-name="NoteGeneralParagraph..footnote-marker">514 = </text:span><text:span text:style-name="span_.bgt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 text:c="1"/><text:span text:style-name="span_.bgt_Paragraph_scrSection_columns_scrBook_scrBody"><text:bookmark-start text:name="fc3f50cd1-7d57-4005-accb-06d15e39a839"/><text:bookmark-end text:name="fc3f50cd1-7d57-4005-accb-06d15e39a839"/> kori dotho. Inau ku tarai gi a God keda heghamu ighamu koti mono haidu toetoke duagna a Krais na soleana kori havimiu. </text:span></text:p>
          <text:p text:style-name="ParagraphContinuation_scrSection_columns_scrBook_scrBody"><text:span text:style-name="span_.bgt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BookReferenceDiv_scrBook_scrBody" style:family="paragraph" style:parent-style-name="scrBook_scrBody">
      <style:text-properties text:display="none"/>
    </style:style>
    <style:style xmlns:style="urn:oasis:names:tc:opendocument:xmlns:style:1.0" style:name="hideDiv_scrBook_scrBody" style:family="paragraph" style:parent-style-name="scrBook_scrBody">
      <style:paragraph-properties fo:break-before="page"/>
      <style:text-properties text:display="none"/>
    </style:style>
    <style:style xmlns:style="urn:oasis:names:tc:opendocument:xmlns:style:1.0" style:name="scrBookName_.bgt_scrBook_scrBody" style:family="text" style:parent-style-name="scrBook_scrBody">
      <style:text-properties text:display="inline" fo:font-size="0pt" style:font-size-complex="0pt" fo:color="#ffffff" fo:language="zxx"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height-at-least="24pt"/>
      <style:text-properties fo:font-weight="700" style:font-weight-complex="700" fo:font-style="normal" fo:font-family="Charis SIL" style:font-name-complex="Charis SIL" fo:font-size="20pt" style:font-size-complex="20pt"/>
    </style:style>
    <style:style xmlns:style="urn:oasis:names:tc:opendocument:xmlns:style:1.0" style:name="TitleSecondary_.bgt_TitleMain_scrBook_scrBody" style:family="paragraph" style:parent-style-name="TitleMain_scrBook_scrBody">
      <style:text-properties text:display="block" fo:language="zxx" fo:country="none"/>
    </style:style>
    <style:style xmlns:style="urn:oasis:names:tc:opendocument:xmlns:style:1.0" style:name="span_.bgt_TitleMain_scrBook_scrBody" style:family="text" style:parent-style-name="TitleMain_scrBook_scrBody">
      <style:text-properties fo:language="zxx"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height-at-least="12pt"/>
      <style:text-properties fo:font-weight="700" style:font-weight-complex="700" fo:font-style="normal" fo:font-family="Charis SIL" style:font-name-complex="Charis SIL" fo:font-size="10pt" style:font-size-complex="10pt"/>
    </style:style>
    <style:style xmlns:style="urn:oasis:names:tc:opendocument:xmlns:style:1.0" style:name="span_.bgt_IntroSectionHead_scrIntroSection_scrBook_scrBody" style:family="text" style:parent-style-name="IntroSectionHead_scrIntroSection_scrBook_scrBody">
      <style:text-properties fo:language="zxx"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height-at-least="12pt"/>
      <style:text-properties fo:font-family="Charis SIL" style:font-name-complex="Charis SIL" fo:font-size="10pt" style:font-size-complex="10pt"/>
    </style:style>
    <style:style xmlns:style="urn:oasis:names:tc:opendocument:xmlns:style:1.0" style:name="span_.bgt_IntroParagraph_scrIntroSection_scrBook_scrBody" style:family="text" style:parent-style-name="IntroParagraph_scrIntroSection_scrBook_scrBody">
      <style:text-properties fo:language="zxx"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height-at-least="12pt"/>
      <style:text-properties fo:font-family="Charis SIL" style:font-name-complex="Charis SIL" fo:font-size="10pt" style:font-size-complex="10pt"/>
    </style:style>
    <style:style xmlns:style="urn:oasis:names:tc:opendocument:xmlns:style:1.0" style:name="span_.bgt_IntroListItem1_scrIntroSection_scrBook_scrBody" style:family="text" style:parent-style-name="IntroListItem1_scrIntroSection_scrBook_scrBody">
      <style:text-properties fo:language="zxx"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height-at-least="13pt"/>
      <style:text-properties fo:font-family="Charis SIL" style:font-name-complex="Charis SIL" fo:font-size="11pt" style:font-size-complex="11pt"/>
    </style:style>
    <style:style xmlns:style="urn:oasis:names:tc:opendocument:xmlns:style:1.0" style:name="ChapterNumber_.bgt_Paragraph1_scrSection_columns_scrBook_scrBody" style:family="text" style:parent-style-name="Paragraph1_scrSection_columns_scrBook_scrBody">
      <style:text-properties fo:font-weight="700" style:font-weight-complex="700" fo:font-family="Charis SIL" style:font-name-complex="Charis SIL" fo:country="none" fo:language="zxx"/>
    </style:style>
    <style:style xmlns:style="urn:oasis:names:tc:opendocument:xmlns:style:1.0" style:name="VerseNumber1_.bgt_Paragraph1_scrSection_columns_scrBook_scrBody" style:family="text" style:parent-style-name="Paragraph1_scrSection_columns_scrBook_scrBody">
      <style:text-properties text:display="none" fo:language="zxx" fo:country="none"/>
    </style:style>
    <style:style xmlns:style="urn:oasis:names:tc:opendocument:xmlns:style:1.0" style:name="span_.bgt_Paragraph1_scrSection_columns_scrBook_scrBody" style:family="text" style:parent-style-name="Paragraph1_scrSection_columns_scrBook_scrBody">
      <style:text-properties fo:language="zxx" fo:country="none"/>
    </style:style>
    <style:style xmlns:style="urn:oasis:names:tc:opendocument:xmlns:style:1.0" style:name="VerseNumber_.bgt_Paragraph1_scrSection_columns_scrBook_scrBody" style:family="text" style:parent-style-name="Paragraph1_scrSection_columns_scrBook_scrBody">
      <style:text-properties fo:font-family="Charis SIL" style:font-name-complex="Charis SIL" fo:font-size="6pt" style:font-size-complex="6pt" fo:language="zxx"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bgt_SectionHeadMinor_scrSection_columns_scrBook_scrBody" style:family="text" style:parent-style-name="SectionHeadMinor_scrSection_columns_scrBook_scrBody">
      <style:text-properties fo:language="zxx"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height-at-least="13pt"/>
      <style:text-properties fo:font-family="Charis SIL" style:font-name-complex="Charis SIL" fo:font-size="11pt" style:font-size-complex="11pt"/>
    </style:style>
    <style:style xmlns:style="urn:oasis:names:tc:opendocument:xmlns:style:1.0" style:name="VerseNumber_.bgt_Paragraph_scrSection_columns_scrBook_scrBody" style:family="text" style:parent-style-name="Paragraph_scrSection_columns_scrBook_scrBody">
      <style:text-properties fo:font-family="Charis SIL" style:font-name-complex="Charis SIL" fo:font-size="6pt" style:font-size-complex="6pt" fo:language="zxx" fo:country="none"/>
    </style:style>
    <style:style xmlns:style="urn:oasis:names:tc:opendocument:xmlns:style:1.0" style:name="span_.bgt_Paragraph_scrSection_columns_scrBook_scrBody" style:family="text" style:parent-style-name="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text:display="prince-footnote" fo:font-family="Charis SIL" style:font-name-complex="Charis SIL" fo:font-size="9pt" style:font-size-complex="9pt"/>
    </style:style>
    <style:style xmlns:style="urn:oasis:names:tc:opendocument:xmlns:style:1.0" style:name="span_.bgt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NoteCrossHYPHENReferenceParagraph_Paragraph_scrSection_columns_scrBook_scrBody" style:family="text" style:parent-style-name="Paragraph_scrSection_columns_scrBook_scrBody">
      <style:text-properties text:display="prince-footnote" fo:font-family="Charis SIL" style:font-name-complex="Charis SIL" fo:font-size="9pt" style:font-size-complex="9pt"/>
    </style:style>
    <style:style xmlns:style="urn:oasis:names:tc:opendocument:xmlns:style:1.0" style:name="span_.bgt_NoteCrossHYPHENReferenceParagraph_Paragraph_scrSection_columns_scrBook_scrBody" style:family="text" style:parent-style-name="NoteCrossHYPHENReferenceParagraph_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height-at-least="13pt"/>
      <style:text-properties fo:font-family="Charis SIL" style:font-name-complex="Charis SIL" fo:font-size="11pt" style:font-size-complex="11pt"/>
    </style:style>
    <style:style xmlns:style="urn:oasis:names:tc:opendocument:xmlns:style:1.0" style:name="span_.bgt_Line1_scrSection_columns_scrBook_scrBody" style:family="text" style:parent-style-name="Line1_scrSection_columns_scrBook_scrBody">
      <style:text-properties fo:language="zxx" fo:country="none"/>
    </style:style>
    <style:style xmlns:style="urn:oasis:names:tc:opendocument:xmlns:style:1.0" style:name="VerseNumber_.bgt_Line1_scrSection_columns_scrBook_scrBody" style:family="text" style:parent-style-name="Line1_scrSection_columns_scrBook_scrBody">
      <style:text-properties fo:font-family="Charis SIL" style:font-name-complex="Charis SIL" fo:font-size="6pt" style:font-size-complex="6pt" fo:language="zxx" fo:country="none"/>
    </style:style>
    <style:style xmlns:style="urn:oasis:names:tc:opendocument:xmlns:style:1.0" style:name="NoteCrossHYPHENReferenceParagraph_Line1_scrSection_columns_scrBook_scrBody" style:family="text" style:parent-style-name="Line1_scrSection_columns_scrBook_scrBody">
      <style:text-properties text:display="prince-footnote" fo:font-family="Charis SIL" style:font-name-complex="Charis SIL" fo:font-size="9pt" style:font-size-complex="9pt"/>
    </style:style>
    <style:style xmlns:style="urn:oasis:names:tc:opendocument:xmlns:style:1.0" style:name="span_.bgt_NoteCrossHYPHENReferenceParagraph_Line1_scrSection_columns_scrBook_scrBody" style:family="text" style:parent-style-name="NoteCrossHYPHENReferenceParagraph_Line1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height-at-least="13pt"/>
      <style:text-properties fo:font-family="Charis SIL" style:font-name-complex="Charis SIL" fo:font-size="11pt" style:font-size-complex="11pt"/>
    </style:style>
    <style:style xmlns:style="urn:oasis:names:tc:opendocument:xmlns:style:1.0" style:name="span_.bgt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Emphasis_.bgt_NoteGeneralParagraph_Paragraph_scrSection_columns_scrBook_scrBody" style:family="text" style:parent-style-name="NoteGeneralParagraph_Paragraph_scrSection_columns_scrBook_scrBody">
      <style:text-properties fo:font-style="italic" fo:font-family="Charis SIL" style:font-name-complex="Charis SIL" fo:language="zxx" fo:country="none"/>
    </style:style>
    <style:style xmlns:style="urn:oasis:names:tc:opendocument:xmlns:style:1.0" style:name="VerseNumber_.bgt_ParagraphContinuation_scrSection_columns_scrBook_scrBody" style:family="text" style:parent-style-name="ParagraphContinuation_scrSection_columns_scrBook_scrBody">
      <style:text-properties fo:font-family="Charis SIL" style:font-name-complex="Charis SIL" fo:font-size="6pt" style:font-size-complex="6pt" fo:language="zxx" fo:country="none"/>
    </style:style>
    <style:style xmlns:style="urn:oasis:names:tc:opendocument:xmlns:style:1.0" style:name="pictureCenter_Paragraph_scrSection_columns_scrBook_scrBody" style:family="paragraph" style:parent-style-name="Paragraph_scrSection_columns_scrBook_scrBody">
      <style:paragraph-properties fo:margin-left="0pt" fo:text-indent="0pt" fo:float="top" fo:margin-top="0pt" fo:margin-right="3.75pt" fo:margin-bottom="3.75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bgt_pictureCaption_pictureCenter_Paragraph_scrSection_columns_scrBook_scrBody" style:family="text" style:parent-style-name="pictureCaption_pictureCenter_Paragraph_scrSection_columns_scrBook_scrBody">
      <style:text-properties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height-at-least="16pt"/>
      <style:text-properties fo:font-size="14pt"/>
    </style:style>
    <style:style style:family="paragraph" style:name="ChapterNumber1" style:parent-style-name="ChapterNumber" style:master-page-name="">
      <style:paragraph-properties style:vertical-align="auto" fo:text-indent="0pt" fo:margin-left="0pt" fo:padding-right="2pt" fo:border-bottom="0.5pt solid #ffffff" fo:border-top="0.5pt solid #ffffff" fo:border-left="0.5pt solid #ffffff" fo:border-right="0.5pt solid #ffffff" fo:float="left" style:line-height-at-least="26pt">
        <style:drop-cap style:lines="2" style:distance="0.20cm" style:length="1"/>
      </style:paragraph-properties>
    </style:style>
    <style:style xmlns:style="urn:oasis:names:tc:opendocument:xmlns:style:1.0" style:name="ChapterNumber" style:family="paragraph" style:parent-style-name="none">
      <style:paragraph-properties xmlns:fo="urn:oasis:names:tc:opendocument:xmlns:xsl-fo-compatible:1.0" style:vertical-align="auto" fo:text-indent="0pt" fo:margin-left="0pt" fo:padding-right="2pt" fo:border-bottom="0.5pt solid #ffffff" fo:border-top="0.5pt solid #ffffff" fo:border-left="0.5pt solid #ffffff" fo:border-right="0.5pt solid #ffffff" fo:float="left" style:line-height-at-least="26pt">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height-at-least="12pt"/>
      <style:text-properties fo:font-family="Charis SIL" fo:font-size="10pt"/>
    </style:style>
    <style:style style:name="IntroParagraph" style:family="paragraph" style:parent-style-name="none">
      <style:paragraph-properties fo:text-indent="14.4pt" fo:margin-left="0pt" style:line-height-at-least="12pt"/>
      <style:text-properties fo:font-family="Charis SIL" fo:font-size="10pt"/>
    </style:style>
    <style:style style:name="IntroSectionHead" style:family="paragraph" style:parent-style-name="none">
      <style:paragraph-properties fo:text-indent="0pt" fo:margin-left="0pt" fo:margin-top="3pt" fo:margin-bottom="3pt" fo:text-align="justify" style:line-height-at-least="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height-at-least="13pt"/>
      <style:text-properties fo:font-family="Charis SIL" fo:font-size="11pt"/>
    </style:style>
    <style:style style:name="NoteCrossHYPHENReferenceParagraph" style:family="paragraph" style:parent-style-name="none">
      <style:paragraph-properties fo:text-indent="0pt" fo:margin-left="0pt" style:line-height-at-least="9pt"/>
      <style:text-properties text:display="prince-footnote" fo:font-family="Charis SIL" fo:font-size="9pt"/>
    </style:style>
    <style:style style:name="NoteCrossHYPHENReferenceParagraph..footnote-call" style:family="text" style:parent-style-name="none">
      <style:text-properties fo:color="#800080" fo:font-size="11pt" style:text-position="super 5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height-at-least="9pt"/>
      <style:text-properties text:display="prince-footnote" fo:font-family="Charis SIL" fo:font-size="9pt"/>
    </style:style>
    <style:style style:name="NoteGeneralParagraph..footnote-call" style:family="text" style:parent-style-name="none">
      <style:text-properties fo:color="#800080" fo:font-size="11pt" style:text-position="super 5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height-at-least="13pt"/>
      <style:text-properties fo:font-family="Charis SIL" fo:font-size="11pt"/>
    </style:style>
    <style:style style:name="ParagraphContinuation" style:family="paragraph" style:parent-style-name="none">
      <style:paragraph-properties fo:text-indent="0pt" fo:margin-left="0pt" style:line-height-at-least="13pt"/>
      <style:text-properties fo:font-family="Charis SIL" fo:font-size="11pt"/>
    </style:style>
    <style:style style:name="Paragraph1" style:family="paragraph" style:parent-style-name="none">
      <style:paragraph-properties fo:margin-left="0pt" style:line-height-at-least="13pt"/>
      <style:text-properties fo:font-family="Charis SIL" fo:font-size="11pt"/>
    </style:style>
    <style:style style:name="parallelpassagereference" style:family="paragraph" style:parent-style-name="none">
      <style:paragraph-properties style:line-height-at-least="13pt"/>
      <style:text-properties fo:font-size="11pt"/>
    </style:style>
    <style:style style:name="scrBook" style:family="paragraph" style:parent-style-name="none"/>
    <style:style style:name="scrBookName" style:family="paragraph" style:parent-style-name="none">
      <style:text-properties text:display="inline" fo:font-size="0pt" fo:color="#ffffff"/>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height-at-least="12pt" fo:keep-with-next="always" fo:orphans="2"/>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height-at-least="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height-at-least="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BookReferenceDiv"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hideDiv" style:family="paragraph" style:parent-style-name="none">
      <style:paragraph-properties fo:break-before="page"/>
      <style:text-properties text:display="none"/>
    </style:style>
    <style:style style:name="iot" style:family="paragraph" style:parent-style-name="none">
      <style:paragraph-properties fo:keep-with-next="always" fo:widows="2"/>
    </style:style>
    <style:style style:name="pictureColumn" style:family="paragraph" style:parent-style-name="none"/>
    <style:style style:name="frtColumns" style:family="paragraph" style:parent-style-name="none"/>
    <style:style style:name="h2" style:family="paragraph" style:parent-style-name="none">
      <style:paragraph-properties fo:padding-top="8pt" fo:border-bottom="0.5pt solid #ffffff" fo:border-top="0.5pt solid #ffffff" fo:border-left="0.5pt solid #ffffff" fo:border-right="0.5pt solid #ffffff"/>
      <style:text-properties text:display="none"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text:display="none" fo:font-weight="700" fo:font-size="14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none" fo:country="none" style:letter-kerning="true" style:font-name-asian="Times New Roman" style:font-size-asian="11pt" style:language-asian="none" style:country-asian="none" style:font-name-complex="Times New Roman" style:font-size-complex="11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ff" style:text-line-through-style="none" style:text-underline-style="none"/>
    </style:style>
    <style:style style:name="Visited_20_Internet_20_Link" style:display-name="Visited Internet Link" style:family="text">
      <style:text-properties fo:color="#0000ff"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2pt"/>
    </style:style>
    <style:style style:name="Footer" style:family="paragraph" style:parent-style-name="Standard" style:next-style-name="Text_20_body" style:class="text">
      <style:paragraph-properties fo:margin-top="0.0005in" fo:margin-bottom="0.0835in" fo:text-align="end" style:justify-single-word="false" style:writing-mode="page"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style:mirror="none"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style style:name="MP1" style:family="paragraph" style:parent-style-name="Frame_20_contents">
      <style:paragraph-properties fo:text-align="start" style:justify-single-word="false"/>
    </style:style>
    <style:style style:name="MT1" style:family="text">
      <style:text-properties style:font-name="Times New Roman" style:font-name-asian="Times New Roman" style:font-name-complex="Times New Roman" fo:font-size="12pt"/>
      <style:paragraph-properties fo:text-align="start" style:justify-single-word="false" fo:background-color="#ffffff"/>
    </style:style>
    <style:style style:name="MT3" style:family="text">
      <style:text-properties style:font-name="Charis SIL" style:font-name-asian="Charis SIL" style:font-name-complex="Charis SIL" fo:font-size="12pt"/>
      <style:paragraph-properties fo:text-align="end" style:justify-single-word="false" fo:background-color="#ffffff"/>
    </style:style>
    <style:style style:name="Mfr1" style:family="graphic" style:parent-style-name="Frame">
      <style:graphic-properties style:vertical-pos="from-top" style:vertical-rel="page" style:horizontal-pos="lef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fo:page-width="595.2756pt" fo:page-height="841.8898pt" fo:margin-top="42.51968pt" fo:margin-right="52.44094pt" fo:margin-bottom="42.51968pt" fo:margin-left="52.44094pt">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svg:height="14.21pt" fo:margin-left="0pt" fo:margin-right="0pt" style:dynamic-spacing="false"/>
      </style:footer-style>
    </style:page-layout>
    <style:page-layout style:name="pm12">
      <style:page-layout-properties fo:page-width="595.2756pt" fo:page-height="841.8898pt" fo:margin-top="42.51968pt" fo:margin-right="52.44094pt" fo:margin-bottom="42.51968pt" fo:margin-left="52.44094pt"/>
    </style:page-layout>
    <style:page-layout style:name="pm13">
      <style:page-layout-properties fo:page-width="595.2756pt" fo:page-height="841.8898pt" fo:margin-top="42.51968pt" fo:margin-right="52.44094pt" fo:margin-bottom="42.51968pt" fo:margin-left="52.44094pt"/>
    </style:page-layout>
    <style:page-layout style:name="pm7">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XHTML" style:page-layout-name="pm3">
      <style:footer>
        <text:p text:style-name="Footer">
          <text:tab/>
          <text:span text:style-name="MT3">
            <text:page-number text:select-page="current">4</text:page-number>
          </text:span>
        </text:p>
      </style:footer>
    </style:master-page>
    <style:master-page style:name="XHTML" style:page-layout-name="pm2" style:next-style-name="XHTML">
      <style:header>
        <text:p text:style-name="Header">
          <text:tab/>
          <text:span text:style-name="MT1">
            <text:variable-get text:name="Left_Guideword_L" office:value-type="string"/>
          </text:span>
        </text:p>
      </style:header>
      <style:footer>
        <text:p text:style-name="Footer">
          <text:tab/>
          <text:span text:style-name="MT3">
            <text:page-number text:select-page="current">4</text:page-number>
          </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7-02-21T15:04:30</meta:creation-date>
    <dc:creator>Samdoss</dc:creator>
    <dc:date>2017-02-21T15:04:3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ILProjects\silpathway\src\Test\PsExport\TestFiles\Output\T2\Preserve1pe"
Const IsPreview = "False"
Const RunMacroFirstTime = "True"
Const IsCoverImageInserted = "false"
Const IsTOC = "false"


'Changed On Jun-30-2014 for TD-4004

' needs writer document 
Dim oProgressBarModel As Object 
Dim oSubWindow As Object
Dim oFrame As Object
Dim oSubFrame As Object
Dim ProgressValue As Long
Dim PageCount as Integer

'This is main method, which will be called when document opened. It calls other mothods to perform 
Sub StartDontForget
On Error GoTo MyError:
	TurnOffNonPrintingCharacters() 
	
	'If IsCoverImageInserted = "true" And Right(Trim(ThisComponent.Title),4) = ".odm" Then
		SetImageToCoverPage()
	'End If	
	
	UpdateTOC()
	
	If InStr(ReferenceFormat, "1-2") &gt; 0 Then
		If IsMacroRunAlready = "False" Then
			SetReference()
		End If
	End If
	
	HideODMVariable()
	
	If Lcase(OutputFormat) &lt;&gt; "odt" And Len(Trim(OutputFormat)) &gt; 0 Then
		ExportToDOC_PDF
	End IF
	
	Exit Sub
MyError:
msgbox Err.Description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method will update the Table of Content
Sub UpdateTOC
On Error GoTo MyError:
   oDoc = ThisComponent
   oDoc.refresh() 
   oIndexes = oDoc.getDocumentIndexes() 
   oIndex = oIndexes.getByName("Table of Contents1") 
   oIndex.update() 
Exit Sub
MyError: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method exports Odt file into Word/PDF based on the OutputFormat in given FilePath
Sub ExportToDOC_PDF
'stardesktop.terminate 
On Error GoTo MyError:
	Dim FilePathWithName,filterType as string
	Dim oSvc as Object
	Dim MyArray, FileName	
   	oDoc = ThisComponent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MACRO 
'This method hides the menubar
Sub HideMenuBar
	layout = Thiscomponent.CurrentController.Frame.LayoutManager
	layout.hideElement("private:resource/menubar/menubar")
End Sub

'This method adjust the Reference value
Sub SetReference()
On Error GoTo MyError:

If InStr(ReferenceFormat, "1-2") = 0 Then
	'HideMenuBar()
	Msgbox "This function is applicable only for Spanning Chapters (Genesis 1-2)"
	Exit Sub
End If
mytime = now
Dim PageNo

'PageCount = TotalPages

mytime = now
'---------------Progressbar
Dim isProgressClosed As Boolean
ShowProcessingDialog() 
	oDoc = ThisComponent 
	oContWindow = oDoc.CurrentController.Frame.ContainerWindow 
	
	'msgbox "The Open Office window will be hidden while the headers are updated since this cuts the time required for the update in half.",,"Update References"
	oContWindow.Visible = false 
	
'=========Progressbar
'ShowProcessingDialog() 
ProgressValue = 1
keep = keep &amp; chr(10) &amp; "After ProgressBar " &amp; chr(10) &amp; mytime &amp; chr(10) &amp; now
mytime = now
	oFieldMaster = ThisComponent.TextFieldMasters
	oField = oFieldMaster.getByName("com.sun.star.text.fieldmaster.SetExpression.Left_Guideword_L")
	stDTF = oField.DependentTextFields
	
	
keep =  keep &amp; chr(10) &amp; "After DTF " &amp; chr(10) &amp; mytime &amp; chr(10) &amp; now
mytime = now
oProgressBarModel.ProgressValueMax = Ubound(stDTF) * 4
'=========Progressbar

oProgressBarModel.ProgressValue = ProgressValue	
'---------------Progressbar	



	'FirstPageBook(PageNo)
	PageNo = FindStartPageNumber()'2
	DiffPageNo = 0
	If PageNo &lt;&gt; 2 Then
		DiffPageNo = 2
	End If
	'msgbox PageNo
	
keep = keep &amp; chr(10) &amp; "After FirstPageNumber " &amp; chr(10) &amp; mytime &amp; chr(10) &amp; now
mytime = now	
	oFieldMaster = ThisComponent.TextFieldMasters
	oField = oFieldMaster.getByName("com.sun.star.text.fieldmaster.SetExpression.Left_Guideword_L")
	stDTF = oField.DependentTextFields

	If stDTF(0).Hint = "" Then'Fresh
		For i = 0 to  Ubound(stDTF)
			stDTF(i).Hint = stDTF(i).Content
		'=========Progressbar    
			ProgressValue=ProgressValue+1
			MyProgressBar(ProgressValue)
		'=========Progressbar 			
		Next
	Else'Rerun
		For i = 0 to  Ubound(stDTF)
			stDTF(i).Content = stDTF(i).Hint
		'=========Progressbar    
			ProgressValue=ProgressValue+1
			MyProgressBar(ProgressValue)
		'=========Progressbar 			
		Next
	End If

keep = keep &amp; chr(10) &amp; "After Fresh/Exists " &amp; chr(10) &amp; mytime &amp; chr(10) &amp; now
mytime = now

	'Get All reference and assing to HiddenParagraph
	Dim HiddenParagraph((Ubound(stDTF))) As String
	Dim References((Ubound(stDTF))) As String
	References(0) = PageNo
	For i = Ubound(stDTF) to 1 step -1
		HiddenParagraph(j) = stDTF(i).Content
		References(j) = PageNo
		
		'=========Progressbar    
			ProgressValue=ProgressValue+1
			MyProgressBar(ProgressValue)
		'=========Progressbar 
				
		If stDTF(i).GetAnchor.PageStyleName &lt;&gt; stDTF(i-1).GetAnchor.PageStyleName Then
			PageNo = PageNo + 1
			

			
			If stDTF(i).Content &lt;&gt; stDTF(i-1).Content Then
				CurrVariablePageNo = GetPageNumber(stDTF(i).GetAnchor)
				NextVariablePageNo = GetPageNumber(stDTF(i-1).GetAnchor)
				CurrVariablePageNo = CurrVariablePageNo - DiffPageNo
				NextVariablePageNo = NextVariablePageNo - DiffPageNo
				If CurrVariablePageNo = NextVariablePageNo Then
					References(j) = PageNo
					'HiddenParagraph(j+1) = HiddenParagraph(j)
				End If
			End If			
			
			'if last variable for next Book, we need to set last variable page number is next page number
			CurrentValue = Split(HiddenParagraph(j)," ")
			PreviousValue = Split(HiddenParagraph(j-1)," ")
						
			CurrentBook = GetBookName(CurrentValue)
			PreviousBook = GetBookName(PreviousValue)	
			If PreviousBook = "" Then
				PreviousBook = CurrentBook
			End If
				
			If 	CurrentBook &lt;&gt; 	PreviousBook Then
				References(j) = PageNo'Added Page Number
			End If
			
		End If
		

					
		j = j + 1
	Next
	
keep = keep &amp; chr(10) &amp; "After Convert to Hidden " &amp; chr(10) &amp; mytime &amp; chr(10) &amp; now
mytime = now	
	'Write Code to get the Page Number of the Reference Fields
	
	dim startNo
	dim endNo
	dim PreviousPageBook
	
for i = 0 to Ubound(References) 

		'=========Progressbar    
			ProgressValue=ProgressValue+1
			MyProgressBar(ProgressValue)
		'=========Progressbar 
		
	PageNo = References(i)
	startNo = i
				if startNo = 844 Then
				s=10
				end if
	GetLastNumber(References,startNo,endNo)
	
	if startNo = Ubound(References) Then
		Exit For
	End if
	
	If HiddenParagraph(startNo) &lt;&gt; HiddenParagraph(endNo) Then
		FirstValue = Split(HiddenParagraph(startNo)," ")
		LastValue = Split(HiddenParagraph(endNo)," ")

		FirstBook = GetBookName(FirstValue)
		LastBook = GetBookName(LastValue)
					
		If FirstBook &lt;&gt; LastBook Then
			If startNo &gt; 2 Then
			    'HiddenParagraph(startNo-1) = HiddenParagraph(endNo)
                'HiddenParagraph(startNo) = HiddenParagraph(endNo)
                'HiddenParagraph(startNo+1) = HiddenParagraph(endNo)
			Else
				HiddenParagraph(startNo) = HiddenParagraph(endNo)
			End If    
		Else
			HiddenParagraph(startNo) = LastBook + " " + FirstValue(Ubound(FirstValue)) + "-" +  LastValue(Ubound(LastValue))
			If startNo &gt; 2 Then
			    'HiddenParagraph(startNo+1) = HiddenParagraph(startNo)			
			    HiddenParagraph(startNo-1) = HiddenParagraph(startNo)' LastBook + " " + FirstValue(Ubound(FirstValue)) + "-" +  LastValue(Ubound(LastValue))
                HiddenParagraph(startNo) = HiddenParagraph(startNo) ' LastBook + " " + FirstValue(Ubound(FirstValue)) + "-" +  LastValue(Ubound(LastValue))
				if startNo = 183 Then
				s=10
				end if
                ChangeNo = GetLastReference(HiddenParagraph,startNo)
                HiddenParagraph(ChangeNo) = HiddenParagraph(startNo)' LastBook + " " + FirstValue(Ubound(FirstValue)) + "-" +  LastValue(Ubound(LastValue))
			'Else
				'HiddenParagraph(startNo) = LastBook + " " + FirstValue(Ubound(FirstValue)) + "-" +  LastValue(Ubound(LastValue))
			End If 		

		End If
	Else'If Stating and ending Guidewords are same
		If startNo &gt; 2 Then
		
		FirstValue = Split(HiddenParagraph(startNo)," ")
		'LastValue = Split(HiddenParagraph(endNo)," ")

		FirstBook = GetBookName(FirstValue)
		'LastBook = GetBookName(LastValue)
		
			If FirstBook = PreviousPageBook And startNo &lt;&gt; endNo Then	'Same book with more than one verses in a page	
				HiddenParagraph(startNo - 1) = HiddenParagraph(startNo)
			End If
			PreviousPageBook = FirstBook
		End If
	End if
	i = endNo
Next
keep = keep &amp; chr(10) &amp; "After adjust page " &amp; chr(10) &amp; mytime &amp; chr(10) &amp; now
mytime = now
	
	'Submit processed References to Reference Fields
	j=1
	stDTF(0).Content = HiddenParagraph(0)
	for i = Ubound(HiddenParagraph) - 1 to 1 step -1
		stDTF(j).Content = HiddenParagraph(i)
		j = j + 1
		'=========Progressbar    
			ProgressValue=ProgressValue+1
			MyProgressBar(ProgressValue)
		'=========Progressbar 		
	Next
	thisComponent.getTextFields.refresh()
keep = keep &amp; chr(10) &amp; "After UpdateHeader " &amp; chr(10) &amp; mytime &amp; chr(10) &amp; now
mytime = now	
 oProgressBarModel.ProgressValue =  Ubound(stDTF) * 4

	'oDoc.store() 
'===========Progressbar
	CloseProgressBar
	isProgressClosed = True
'===========Progressbar  	
		
	oContWindow.Visible = true 
	'msgbox keep
oDoc.store() 
Exit Sub
MyError:
	If isProgressClosed = False Then
		CloseProgressBar
	End If
	If Err &lt;&gt; 1 Then
		Msgbox "Sorry! Could not update the References." , 0 + 64,  "Update References"
	End IF
	oContWindow.Visible = true 	
End Sub

'This function return True/False wheter macro run already
Function IsMacroRunAlready()
	oFieldMaster = ThisComponent.TextFieldMasters
	oField = oFieldMaster.getByName("com.sun.star.text.fieldmaster.SetExpression.Left_Guideword_L")
	stDTF = oField.DependentTextFields
	For i = 0 to  Ubound(stDTF)
		If InStr(stDTF(i).Content, "-") Then
			IsMacroRunAlready = "True"
			Exit Function
		End If
	Next
	IsMacroRunAlready = "False"
End Function

'This function return the page number, where first content page start
Function FindStartPageNumber()

On Error GoTo MyError:

ThisComponent.currentController.getViewCursor().jumpToPage(1)
oDoc = ThisComponent 
oVC = oDoc.CurrentController.getViewCursor 
oVC.gotoStart(false) 


Do
    page = oVC.getPage 
	FindStartPageNumber = page
	oVC.jumpToStartOfPage
	First = oDoc.Text.createTextCursorByRange(oVC)	
	If page &gt; 4 Then
		exit Do
	End If

Loop While oVC.jumpToNextPage 
Exit Function
MyError:
'msgbox Err.Description
End Function


'This function return page number of given Reference value
Function GetPageNumber(stDTF)
	oVC = ThisComponent.CurrentController.ViewCursor
	Anch = stDTF
	oVC.gotoRange(Anch.Start, False)
	GetPageNumber =  oVC.Page
End Function

'This method show th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function returns last reference of the page
Function GetLastReference(HiddenParagraph,startNo)
GetLastReference = startNo
for i = startNo+1 to Ubound(HiddenParagraph) - 1 
	FirstValue = Split(HiddenParagraph(startNo)," ")
	LastValue = Split(HiddenParagraph(i)," ")
	FirstChapter = Split(FirstValue(Ubound(FirstValue)),"-")
	If FirstChapter(0) &lt;&gt; LastValue(Ubound(LastValue)) Then
		GetLastReference =  i
		Exit For		
	Else
		HiddenParagraph(i) = HiddenParagraph(startNo)
	End if
Next
End Function

'This function get BookName from Array(I Peter 3)
Function GetBookName(BookArray)
	For i = 0 to Ubound(BookArray) - 1
		GetBookName = GetBookName + BookArray(i) + " "
	Next
End Function

'This procedure dispose the ProgressBar
Sub CloseProgressBar
  oSubWindow.setVisible(False) 
  oFrame.getFrames().remove(oSubFrame) 
  oSubWindow.dispose() 
End Sub


'Get Last Reference Number for current Page
Sub GetLastNumber(References,startNo,endNo)

for i = startNo to Ubound(References) - 1 '- (startNo + 1)
	If References(i) &lt;&gt; References(i+1) Then
		endNo =  i
		Exit For
	End If
	endNo =  i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